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sudo apt update &amp;&amp; sudo apt install -y codeblocks codeblocks-contrib build-essential</text:span></text:p>
      <text:p text:style-name="P1"><text:span text:style-name="Source_20_Text"/></text:p>
      <text:p text:style-name="P1"><text:span text:style-name="Source_20_Text">sudo apt update &amp;&amp; sudo apt install -y mpich openmpi-bin libopenmpi-dev openmpi-comm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3T14:57:00.220621740</meta:creation-date>
    <meta:editing-duration>PT1M43S</meta:editing-duration>
    <meta:editing-cycles>2</meta:editing-cycles>
    <meta:generator>LibreOffice/7.3.7.2$Linux_X86_64 LibreOffice_project/30$Build-2</meta:generator>
    <dc:date>2026-01-03T14:58:22.568165106</dc:date>
    <meta:document-statistic meta:table-count="0" meta:image-count="0" meta:object-count="0" meta:page-count="1" meta:paragraph-count="2" meta:word-count="23" meta:character-count="170" meta:non-whitespace-character-count="149"/>
  </office:meta>
</office:document-meta>
</file>